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1f63a9" officeooo:paragraph-rsid="001f63a9" style:font-size-asian="22pt" style:font-name-complex="Awami Nastaliq" style:font-size-complex="22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b876d" officeooo:paragraph-rsid="006b876d" style:font-size-asian="22pt" style:font-name-complex="Awami Nastaliq" style:font-size-complex="22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d74de" officeooo:paragraph-rsid="006d74de" style:font-size-asian="22pt" style:font-name-complex="Awami Nastaliq" style:font-size-complex="22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fd300" officeooo:paragraph-rsid="0071a07a" style:font-size-asian="22pt" style:font-name-complex="Awami Nastaliq" style:font-size-complex="22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74448f" officeooo:paragraph-rsid="0076098a" style:font-size-asian="22pt" style:font-name-complex="Awami Nastaliq" style:font-size-complex="22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783955" officeooo:paragraph-rsid="0081f446" style:font-size-asian="22pt" style:font-name-complex="Awami Nastaliq" style:font-size-complex="22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64ed3" officeooo:paragraph-rsid="008dd11f" style:font-size-asian="22pt" style:font-name-complex="Awami Nastaliq" style:font-size-complex="22p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1f446" officeooo:paragraph-rsid="0081f446" style:font-size-asian="22pt" style:font-name-complex="Awami Nastaliq" style:font-size-complex="22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be32a" officeooo:paragraph-rsid="008caa2c" style:font-size-asian="22pt" style:font-name-complex="Awami Nastaliq" style:font-size-complex="22p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edcd3" officeooo:paragraph-rsid="008edcd3" style:font-size-asian="22pt" style:font-name-complex="Awami Nastaliq" style:font-size-complex="22pt"/>
    </style:style>
    <style:style style:name="P1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687a5" officeooo:paragraph-rsid="00886e35" style:font-size-asian="22pt" style:font-name-complex="Awami Nastaliq" style:font-size-complex="22pt"/>
    </style:style>
    <style:style style:name="P1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97906e" officeooo:paragraph-rsid="009016ed" style:font-size-asian="22pt" style:font-name-complex="Awami Nastaliq" style:font-size-complex="22pt"/>
    </style:style>
    <style:style style:name="P1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fo:font-weight="normal" officeooo:rsid="008f0508" officeooo:paragraph-rsid="008f0508" style:font-size-asian="22pt" style:font-weight-asian="normal" style:font-name-complex="Awami Nastaliq" style:font-size-complex="22pt" style:font-weight-complex="normal"/>
    </style:style>
    <style:style style:name="P1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687a5" style:font-size-asian="16pt" style:font-weight-asian="bold" style:font-name-complex="Awami Nastaliq" style:font-size-complex="16pt" style:font-weight-complex="bold"/>
    </style:style>
    <style:style style:name="P1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dca38" style:font-size-asian="16pt" style:font-weight-asian="bold" style:font-name-complex="Awami Nastaliq" style:font-size-complex="16pt" style:font-weight-complex="bold"/>
    </style:style>
    <style:style style:name="P1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dd11f" style:font-size-asian="16pt" style:font-weight-asian="bold" style:font-name-complex="Awami Nastaliq" style:font-size-complex="16pt" style:font-weight-complex="bold"/>
    </style:style>
    <style:style style:name="P1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f0508" style:font-size-asian="16pt" style:font-weight-asian="bold" style:font-name-complex="Awami Nastaliq" style:font-size-complex="16pt" style:font-weight-complex="bold"/>
    </style:style>
    <style:style style:name="P1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941588" officeooo:paragraph-rsid="00941588" style:font-size-asian="26pt" style:font-weight-asian="normal" style:font-name-complex="Awami Nastaliq" style:font-size-complex="26pt" style:font-weight-complex="normal"/>
    </style:style>
    <style:style style:name="P1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a3bc83" officeooo:paragraph-rsid="00a3bc83" style:font-size-asian="26pt" style:font-weight-asian="normal" style:font-name-complex="Awami Nastaliq" style:font-size-complex="26pt" style:font-weight-complex="normal"/>
    </style:style>
    <style:style style:name="P2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a0bd69" officeooo:paragraph-rsid="00aa2158" style:font-size-asian="26pt" style:font-weight-asian="normal" style:font-name-complex="Awami Nastaliq" style:font-size-complex="26pt" style:font-weight-complex="normal"/>
    </style:style>
    <style:style style:name="T1" style:family="text">
      <style:text-properties officeooo:rsid="006a31cc"/>
    </style:style>
    <style:style style:name="T2" style:family="text">
      <style:text-properties officeooo:rsid="006e8280"/>
    </style:style>
    <style:style style:name="T3" style:family="text">
      <style:text-properties officeooo:rsid="0074cd18"/>
    </style:style>
    <style:style style:name="T4" style:family="text">
      <style:text-properties officeooo:rsid="0076098a"/>
    </style:style>
    <style:style style:name="T5" style:family="text">
      <style:text-properties officeooo:rsid="007ac3f5"/>
    </style:style>
    <style:style style:name="T6" style:family="text">
      <style:text-properties officeooo:rsid="007c9bdc"/>
    </style:style>
    <style:style style:name="T7" style:family="text">
      <style:text-properties officeooo:rsid="0081f0d0"/>
    </style:style>
    <style:style style:name="T8" style:family="text">
      <style:text-properties officeooo:rsid="007cef5a"/>
    </style:style>
    <style:style style:name="T9" style:family="text">
      <style:text-properties officeooo:rsid="0083defd"/>
    </style:style>
    <style:style style:name="T10" style:family="text">
      <style:text-properties officeooo:rsid="008687a5"/>
    </style:style>
    <style:style style:name="T11" style:family="text">
      <style:text-properties officeooo:rsid="00886e35"/>
    </style:style>
    <style:style style:name="T12" style:family="text">
      <style:text-properties officeooo:rsid="008be32a"/>
    </style:style>
    <style:style style:name="T13" style:family="text">
      <style:text-properties officeooo:rsid="008caa2c"/>
    </style:style>
    <style:style style:name="T14" style:family="text">
      <style:text-properties officeooo:rsid="008dca38"/>
    </style:style>
    <style:style style:name="T15" style:family="text">
      <style:text-properties officeooo:rsid="008f0508"/>
    </style:style>
    <style:style style:name="T16" style:family="text">
      <style:text-properties officeooo:rsid="009a9451"/>
    </style:style>
    <style:style style:name="T17" style:family="text">
      <style:text-properties officeooo:rsid="009016ed"/>
    </style:style>
    <style:style style:name="T18" style:family="text">
      <style:text-properties officeooo:rsid="00916804"/>
    </style:style>
    <style:style style:name="T19" style:family="text">
      <style:text-properties officeooo:rsid="00941588"/>
    </style:style>
    <style:style style:name="T20" style:family="text">
      <style:text-properties officeooo:rsid="00942869"/>
    </style:style>
    <style:style style:name="T21" style:family="text">
      <style:text-properties officeooo:rsid="00947c48"/>
    </style:style>
    <style:style style:name="T22" style:family="text">
      <style:text-properties officeooo:rsid="0094d0ea"/>
    </style:style>
    <style:style style:name="T23" style:family="text">
      <style:text-properties officeooo:rsid="009ae7db"/>
    </style:style>
    <style:style style:name="T24" style:family="text">
      <style:text-properties officeooo:rsid="009c832e"/>
    </style:style>
    <style:style style:name="T25" style:family="text">
      <style:text-properties officeooo:rsid="009d5fe7"/>
    </style:style>
    <style:style style:name="T26" style:family="text">
      <style:text-properties officeooo:rsid="009db097"/>
    </style:style>
    <style:style style:name="T27" style:family="text">
      <style:text-properties officeooo:rsid="009fa09a"/>
    </style:style>
    <style:style style:name="T28" style:family="text">
      <style:text-properties officeooo:rsid="00a21e3c"/>
    </style:style>
    <style:style style:name="T29" style:family="text">
      <style:text-properties officeooo:rsid="00a42e6a"/>
    </style:style>
    <style:style style:name="T30" style:family="text">
      <style:text-properties officeooo:rsid="00a5f49b"/>
    </style:style>
    <style:style style:name="T31" style:family="text">
      <style:text-properties officeooo:rsid="00a7110a"/>
    </style:style>
    <style:style style:name="T32" style:family="text">
      <style:text-properties officeooo:rsid="00a8489e"/>
    </style:style>
    <style:style style:name="T33" style:family="text">
      <style:text-properties officeooo:rsid="00abf320"/>
    </style:style>
    <style:style style:name="T34" style:family="text">
      <style:text-properties officeooo:rsid="00acd9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15"><text:span text:style-name="T10">lookup </text:span>WideForms</text:p>
      <text:p text:style-name="P2">فک قگص</text:p>
      <text:p text:style-name="P3">ݣگ</text:p>
      <text:p text:style-name="P4">قَمگ <text:s/>قمگ</text:p>
      <text:p text:style-name="P9"><text:span text:style-name="T13">ظ</text:span>جکس <text:s/><text:span text:style-name="T13">ظ</text:span>جک</text:p>
      <text:p text:style-name="P10">تخل (not implemented)</text:p>
      <text:p text:style-name="P17"><text:span text:style-name="T10">lookup </text:span>WideForm<text:span text:style-name="T10">s</text:span><text:span text:style-name="T15">Diac</text:span></text:p>
      <text:p text:style-name="P13">مثَکس</text:p>
      <text:p text:style-name="P14"><text:span text:style-name="T10">lookup </text:span>WideForm<text:span text:style-name="T10">s_chain</text:span></text:p>
      <text:p text:style-name="P5"><text:span text:style-name="T3">س</text:span>ݩک <text:s/><text:span text:style-name="T3">ف</text:span>ݨگص <text:s text:c="2"/>ݩ<text:span text:style-name="T3">تگ <text:s/></text:span>ݩ<text:span text:style-name="T4">بگ</text:span></text:p>
      <text:p text:style-name="P6"><text:soft-page-break/>بخگ <text:s/><text:span text:style-name="T5">ص</text:span>ب<text:span text:style-name="T5">ځگم <text:s text:c="2"/></text:span>ب<text:span text:style-name="T6">ݲک <text:s/></text:span><text:span text:style-name="T7">ق</text:span><text:span text:style-name="T8">عت</text:span><text:span text:style-name="T7">خل</text:span></text:p>
      <text:p text:style-name="P8"><text:span text:style-name="T9">س</text:span>څک <text:span text:style-name="T9">م</text:span>څا</text:p>
      <text:p text:style-name="P11">ف<text:span text:style-name="T11">حگ</text:span> <text:s/>ف<text:span text:style-name="T12">خک</text:span> غحگم</text:p>
      <text:p text:style-name="P12"><text:span text:style-name="T16">لجک </text:span><text:span text:style-name="T17">ظخگ</text:span><text:span text:style-name="T18">س</text:span></text:p>
      <text:p text:style-name="P16"><text:span text:style-name="T10">lookup </text:span>Wide<text:span text:style-name="T14">ForRing</text:span></text:p>
      <text:p text:style-name="P7">لټم <text:span text:style-name="T1">سڼش </text:span><text:span text:style-name="T2">ھټھ</text:span></text:p>
      <text:p text:style-name="P16"><text:s/><text:span text:style-name="T22">b</text:span><text:span text:style-name="T19">ariyeh</text:span></text:p>
      <text:p text:style-name="P18">مبسے <text:span text:style-name="T20"><text:s/></text:span><text:span text:style-name="T21">ی</text:span><text:span text:style-name="T34">ٍ</text:span><text:span text:style-name="T21">بس</text:span><text:span text:style-name="T34">ِ</text:span><text:span text:style-name="T21">ے <text:s/></text:span><text:span text:style-name="T23">می</text:span><text:span text:style-name="T24">نہے </text:span><text:span text:style-name="T25">مپہبے</text:span><text:span text:style-name="T26">ݮپے </text:span><text:span text:style-name="T27">ݮہ</text:span><text:span text:style-name="T33">ٍ</text:span><text:span text:style-name="T27">نے</text:span></text:p>
      <text:p text:style-name="P20">سب<text:span text:style-name="T28">ِ</text:span>ے <text:s/>س<text:span text:style-name="T32">ٍ</text:span><text:span text:style-name="T29">نِے <text:s/></text:span><text:span text:style-name="T27">ݮہن</text:span><text:span text:style-name="T30">ِے </text:span><text:span text:style-name="T31">غڜِڃے <text:s text:c="3"/></text:span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2-07T16:32:47.780000000</dc:date>
    <meta:editing-duration>P3DT7H55M3S</meta:editing-duration>
    <meta:editing-cycles>69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0" meta:word-count="48" meta:character-count="287" meta:non-whitespace-character-count="238"/>
  </office:meta>
</office:document-meta>
</file>